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3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Heading_20_2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Heading_20_3">
      <style:text-properties fo:font-variant="normal" fo:text-transform="none" fo:color="#333333" style:font-name="roboto" fo:font-size="18pt" fo:letter-spacing="normal" fo:font-style="normal" fo:font-weight="normal"/>
    </style:style>
    <style:style style:name="P12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roboto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roboto" fo:font-size="21pt" fo:letter-spacing="normal" fo:font-style="normal" fo:font-weight="bold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Homework Assignment (housing price prediction)</text:h>
      <text:h text:style-name="P9" text:outline-level="2"><text:span text:style-name="Strong_20_Emphasis"><text:span text:style-name="T1">Assignment instructions</text:span></text:span></text:h>
      <text:list xml:id="list2468043802" text:style-name="L1">
        <text:list-item>
          <text:p text:style-name="P6"><text:span text:style-name="T3">Use </text:span><text:a xlink:type="simple" xlink:href="https://colab.research.google.com/" office:target-frame-name="_blank" xlink:show="new" text:style-name="Internet_20_link" text:visited-style-name="Visited_20_Internet_20_Link"><text:span text:style-name="T4">Google Co-lab</text:span></text:a><text:span text:style-name="T3"> (or Jupyter)</text:span></text:p>
        </text:list-item>
        <text:list-item>
          <text:p text:style-name="P2">Save your workbook to a Github repository</text:p>
        </text:list-item>
        <text:list-item>
          <text:p text:style-name="P6"><text:span text:style-name="T3">The first person to solve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prediction</text:span></text:a><text:span text:style-name="T3"> and post their repo in the comments below will get a huge shout-out!</text:span></text:p>
        </text:list-item>
      </text:list>
      <text:list xml:id="list1976645590" text:style-name="L2">
        <text:list-item>
          <text:list>
            <text:list-item>
              <text:h text:style-name="P10" text:outline-level="2"><text:span text:style-name="Strong_20_Emphasis"><text:span text:style-name="T5">You may simply use linear regression or use a more advanced regression method by referring to the tutorials below.</text:span></text:span></text:h>
            </text:list-item>
          </text:list>
        </text:list-item>
        <text:list-item>
          <text:p text:style-name="P4">It would be a good experience to submit prediction to the actual Kaggle, but it is optional.</text:p>
        </text:list-item>
      </text:list>
      <text:h text:style-name="P12" text:outline-level="4"><text:span text:style-name="Strong_20_Emphasis"><text:span text:style-name="T2">Dataset</text:span></text:span></text:h>
      <text:list xml:id="list2048312604" text:style-name="L3">
        <text:list-item>
          <text:p text:style-name="P7"><text:a xlink:type="simple" xlink:href="https://www.theschool.ai/wp-content/uploads/2019/02/data_description.txt" office:target-frame-name="_blank" xlink:show="new" text:style-name="Internet_20_link" text:visited-style-name="Visited_20_Internet_20_Link"><text:span text:style-name="T4">data_description.txt</text:span></text:a></text:p>
        </text:list-item>
        <text:list-item>
          <text:p text:style-name="P7"><text:a xlink:type="simple" xlink:href="https://www.theschool.ai/wp-content/uploads/2019/02/train.csv" office:target-frame-name="_blank" xlink:show="new" text:style-name="Internet_20_link" text:visited-style-name="Visited_20_Internet_20_Link"><text:span text:style-name="T4">train.csv</text:span></text:a></text:p>
        </text:list-item>
        <text:list-item>
          <text:p text:style-name="P7"><text:a xlink:type="simple" xlink:href="https://www.theschool.ai/wp-content/uploads/2019/02/test.csv" office:target-frame-name="_blank" xlink:show="new" text:style-name="Internet_20_link" text:visited-style-name="Visited_20_Internet_20_Link"><text:span text:style-name="T4">test.csv</text:span></text:a></text:p>
        </text:list-item>
        <text:list-item>
          <text:p text:style-name="P7"><text:a xlink:type="simple" xlink:href="https://www.theschool.ai/wp-content/uploads/2019/02/sample_submission-1.csv" office:target-frame-name="_blank" xlink:show="new" text:style-name="Internet_20_link" text:visited-style-name="Visited_20_Internet_20_Link"><text:span text:style-name="T4">sample_submission.csv</text:span></text:a></text:p>
        </text:list-item>
      </text:list>
      <text:h text:style-name="P9" text:outline-level="2"><text:bookmark text:name="524e"/><text:span text:style-name="Strong_20_Emphasis"><text:span text:style-name="T1">The Kaggle competition!</text:span></text:span></text:h>
      <text:p text:style-name="P5"><text:span text:style-name="T3">Both titanic and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prediction</text:span></text:a><text:span text:style-name="T3"> are the most popular regression Kaggle challenges.<text:line-break/>Let’s try to solve the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challenge!</text:span></text:a><text:span text:style-name="T3"><text:line-break/>Don’t worry, I prepared </text:span><text:a xlink:type="simple" xlink:href="https://medium.com/@pramos/kaggle-a-first-experience-on-machine-learning-and-regression-challenges-446436901b7e" office:target-frame-name="_blank" xlink:show="new" text:style-name="Internet_20_link" text:visited-style-name="Visited_20_Internet_20_Link"><text:span text:style-name="T4">great tutorial </text:span></text:a><text:span text:style-name="T3">for this. You can just follow it or modify to improve.</text:span></text:p>
      <text:h text:style-name="P9" text:outline-level="2"><text:bookmark text:name="9a7a"/><text:span text:style-name="Strong_20_Emphasis"><text:span text:style-name="T1">Great tutorials with code</text:span></text:span></text:h>
      <text:list xml:id="list3615988625" text:style-name="L4">
        <text:list-item>
          <text:p text:style-name="P8"><text:bookmark text:name="9a4e"/><text:a xlink:type="simple" xlink:href="https://www.kaggle.com/pmarcelino/comprehensive-data-exploration-with-python" office:target-frame-name="_blank" xlink:show="new" text:style-name="Internet_20_link" text:visited-style-name="Visited_20_Internet_20_Link"><text:span text:style-name="T4">Comprehensive Data Exploration with Python</text:span></text:a></text:p>
        </text:list-item>
        <text:list-item>
          <text:p text:style-name="P8"><text:bookmark text:name="bf88"/><text:a xlink:type="simple" xlink:href="https://www.kaggle.com/serigne/stacked-regressions-top-4-on-leaderboard" office:target-frame-name="_blank" xlink:show="new" text:style-name="Internet_20_link" text:visited-style-name="Visited_20_Internet_20_Link"><text:span text:style-name="T4">Stacked Regressions : Top 4% on LeaderBoard</text:span></text:a></text:p>
        </text:list-item>
        <text:list-item>
          <text:p text:style-name="P8"><text:bookmark text:name="ea6d"/><text:a xlink:type="simple" xlink:href="https://www.kaggle.com/hamzaben/tuned-random-forest-lasso-and-xgboost-regressors" office:target-frame-name="_blank" xlink:show="new" text:style-name="Internet_20_link" text:visited-style-name="Visited_20_Internet_20_Link"><text:span text:style-name="T4">Tuned Random Forest, Lasso and XGBoost Regressors</text:span></text:a></text:p>
        </text:list-item>
      </text:list>
      <text:list xml:id="list276747147" text:style-name="L5">
        <text:list-item>
          <text:p text:style-name="P3"><text:bookmark text:name="1774"/>The first two links with walk you through the analysis in more detail, and help you to understand the dataset you’re given,</text:p>
        </text:list-item>
        <text:list-item>
          <text:p text:style-name="P3">While the last one will stand out as a resourceful approach to understand and compare different models.</text:p>
        </text:list-item>
      </text:list>
      <text:p text:style-name="P1">Good luck wizards!!!<text:line-break/>– Ku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9T16:39:03.070000000</dc:date>
    <meta:editing-duration>PT2S</meta:editing-duration>
    <meta:editing-cycles>1</meta:editing-cycles>
    <meta:document-statistic meta:table-count="0" meta:image-count="0" meta:object-count="0" meta:page-count="1" meta:paragraph-count="21" meta:word-count="202" meta:character-count="1216" meta:non-whitespace-character-count="1048"/>
  </office:meta>
</office:document-meta>
</file>